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0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2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a51470" style:font-size-asian="10pt" style:font-size-complex="10pt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officeooo:rsid="0dde9a1c" officeooo:paragraph-rsid="0f28fb61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5" style:family="paragraph" style:parent-style-name="Standard">
      <style:text-properties officeooo:rsid="0dde9a1c" officeooo:paragraph-rsid="0ddfbc49"/>
    </style:style>
    <style:style style:name="P36" style:family="paragraph" style:parent-style-name="Footnote">
      <style:text-properties officeooo:rsid="043ccc66" officeooo:paragraph-rsid="0dca2508"/>
    </style:style>
    <style:style style:name="P37" style:family="paragraph" style:parent-style-name="Footnote">
      <style:text-properties officeooo:rsid="043ccc66" officeooo:paragraph-rsid="0e5afad8"/>
    </style:style>
    <style:style style:name="P38" style:family="paragraph" style:parent-style-name="Standard">
      <style:paragraph-properties fo:text-align="center" style:justify-single-word="false"/>
      <style:text-properties officeooo:paragraph-rsid="0cc50ec9"/>
    </style:style>
    <style:style style:name="P39" style:family="paragraph" style:parent-style-name="Standard">
      <style:paragraph-properties fo:text-align="center" style:justify-single-word="false"/>
      <style:text-properties officeooo:paragraph-rsid="0daef67d"/>
    </style:style>
    <style:style style:name="P40" style:family="paragraph" style:parent-style-name="Standard">
      <style:paragraph-properties fo:text-align="center" style:justify-single-word="false"/>
      <style:text-properties officeooo:paragraph-rsid="0db0d4d1"/>
    </style:style>
    <style:style style:name="P41" style:family="paragraph" style:parent-style-name="Standard">
      <style:paragraph-properties fo:text-align="center" style:justify-single-word="false"/>
      <style:text-properties officeooo:paragraph-rsid="0cc5fe5b"/>
    </style:style>
    <style:style style:name="P42" style:family="paragraph" style:parent-style-name="Standard">
      <style:paragraph-properties fo:text-align="center" style:justify-single-word="false"/>
      <style:text-properties officeooo:paragraph-rsid="0d1ec96e"/>
    </style:style>
    <style:style style:name="P43" style:family="paragraph" style:parent-style-name="Standard">
      <style:paragraph-properties fo:text-align="center" style:justify-single-word="false"/>
      <style:text-properties officeooo:paragraph-rsid="0d804757"/>
    </style:style>
    <style:style style:name="P44" style:family="paragraph" style:parent-style-name="Standard">
      <style:paragraph-properties fo:text-align="center" style:justify-single-word="false"/>
      <style:text-properties officeooo:paragraph-rsid="0dce9327"/>
    </style:style>
    <style:style style:name="P45" style:family="paragraph" style:parent-style-name="Standard">
      <style:paragraph-properties fo:text-align="center" style:justify-single-word="false"/>
      <style:text-properties officeooo:paragraph-rsid="103fc298"/>
    </style:style>
    <style:style style:name="P46" style:family="paragraph" style:parent-style-name="Standard">
      <style:paragraph-properties fo:text-align="center" style:justify-single-word="false"/>
      <style:text-properties officeooo:paragraph-rsid="10411e41"/>
    </style:style>
    <style:style style:name="P47" style:family="paragraph" style:parent-style-name="Footnote">
      <style:text-properties officeooo:paragraph-rsid="0f92b562"/>
    </style:style>
    <style:style style:name="P48" style:family="paragraph" style:parent-style-name="Standard">
      <style:text-properties officeooo:paragraph-rsid="0f9ce6c3"/>
    </style:style>
    <style:style style:name="P49" style:family="paragraph" style:parent-style-name="Standard">
      <style:text-properties officeooo:paragraph-rsid="0f9ee08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1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52" style:family="paragraph" style:parent-style-name="Standard">
      <loext:graphic-properties draw:fill-hatch-name="hatch"/>
      <style:paragraph-properties style:vertical-align="auto"/>
      <style:text-properties officeooo:paragraph-rsid="1094783a"/>
    </style:style>
    <style:style style:name="P53" style:family="paragraph" style:parent-style-name="Footnote">
      <loext:graphic-properties draw:fill-hatch-name="hatch"/>
      <style:paragraph-properties style:vertical-align="auto"/>
      <style:text-properties officeooo:paragraph-rsid="10a51470"/>
    </style:style>
    <style:style style:name="P54" style:family="paragraph" style:parent-style-name="Standard">
      <loext:graphic-properties draw:fill-hatch-name="hatch"/>
      <style:paragraph-properties style:vertical-align="auto"/>
      <style:text-properties officeooo:paragraph-rsid="10a38b71"/>
    </style:style>
    <style:style style:name="P55" style:family="paragraph" style:parent-style-name="Standard">
      <style:text-properties officeooo:paragraph-rsid="1044b2e0"/>
    </style:style>
    <style:style style:name="P56" style:family="paragraph" style:parent-style-name="Footnote">
      <style:text-properties officeooo:paragraph-rsid="102c1a0f"/>
    </style:style>
    <style:style style:name="P57" style:family="paragraph" style:parent-style-name="Standard">
      <style:text-properties officeooo:paragraph-rsid="1090da41"/>
    </style:style>
    <style:style style:name="P58" style:family="paragraph" style:parent-style-name="Standard">
      <style:text-properties officeooo:paragraph-rsid="10929fde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officeooo:paragraph-rsid="109df1b9"/>
    </style:style>
    <style:style style:name="P62" style:family="paragraph" style:parent-style-name="Footnote">
      <style:text-properties officeooo:paragraph-rsid="10a5bb50"/>
    </style:style>
    <style:style style:name="P63" style:family="paragraph" style:parent-style-name="Standard">
      <style:text-properties officeooo:paragraph-rsid="101c0948"/>
    </style:style>
    <style:style style:name="P64" style:family="paragraph" style:parent-style-name="Standard">
      <style:text-properties officeooo:paragraph-rsid="10abd9a7"/>
    </style:style>
    <style:style style:name="P65" style:family="paragraph" style:parent-style-name="Standard">
      <style:text-properties officeooo:paragraph-rsid="0ddfbc49"/>
    </style:style>
    <style:style style:name="P66" style:family="paragraph" style:parent-style-name="Footnote">
      <style:text-properties officeooo:paragraph-rsid="10bc5bbc"/>
    </style:style>
    <style:style style:name="P67" style:family="paragraph" style:parent-style-name="Standard">
      <style:text-properties officeooo:paragraph-rsid="10bb09b3"/>
    </style:style>
    <style:style style:name="P68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6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7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1" style:family="paragraph" style:parent-style-name="Standard" style:list-style-name="L1">
      <style:paragraph-properties fo:break-before="page"/>
      <style:text-properties officeooo:paragraph-rsid="0b0ddd8e"/>
    </style:style>
    <style:style style:name="P7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6" style:family="paragraph" style:parent-style-name="Standard">
      <style:text-properties officeooo:paragraph-rsid="1108b645"/>
    </style:style>
    <style:style style:name="P77" style:family="paragraph" style:parent-style-name="Standard">
      <style:text-properties officeooo:paragraph-rsid="1104ef98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09e987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a87eaf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af12d8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109f7e2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2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53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54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55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f22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58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5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8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71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7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2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3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84" style:family="text">
      <style:text-properties fo:color="#000000" loext:opacity="100%" fo:language="nl" fo:country="NL" officeooo:rsid="11062487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fo:language="nl" fo:country="NL" officeooo:rsid="1110ceaf" style:font-name-asian="HG Mincho Light J" style:language-asian="nl" style:country-asian="NL" style:font-name-complex="Arial Unicode MS" style:language-complex="nl" style:country-complex="NL"/>
    </style:style>
    <style:style style:name="T186" style:family="text">
      <style:text-properties fo:color="#000000" loext:opacity="100%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5" style:family="text">
      <style:text-properties fo:color="#000000" loext:opacity="100%" style:font-name="Liberation Sans" fo:font-size="12pt" style:font-size-asian="12pt" style:font-size-complex="12pt"/>
    </style:style>
    <style:style style:name="T21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7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3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33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35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4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43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44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4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56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6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63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64" style:family="text">
      <style:text-properties officeooo:rsid="04473353"/>
    </style:style>
    <style:style style:name="T26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officeooo:rsid="0aace3cd"/>
    </style:style>
    <style:style style:name="T26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2" style:family="text">
      <style:text-properties officeooo:rsid="0f8f58bd"/>
    </style:style>
    <style:style style:name="T293" style:family="text">
      <style:text-properties officeooo:rsid="0f95a7a0"/>
    </style:style>
    <style:style style:name="T294" style:family="text">
      <style:text-properties officeooo:rsid="105c8aaa"/>
    </style:style>
    <style:style style:name="T295" style:family="text">
      <style:text-properties officeooo:rsid="107e8e04"/>
    </style:style>
    <style:style style:name="T296" style:family="text">
      <style:text-properties officeooo:rsid="1083fa7a"/>
    </style:style>
    <style:style style:name="T297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9"><text:span text:style-name="T189">C</text:span><text:span text:style-name="T188">hecklist voor </text:span><text:span text:style-name="T190">de installatie</text:span><text:span text:style-name="T188"> van </text:span><text:span text:style-name="T194"><text:user-field-get text:name="Distro">Rocky Linux</text:user-field-get></text:span><text:span text:style-name="T196"><text:s/></text:span><text:span text:style-name="T194"><text:user-field-get text:name="Version">9.x</text:user-field-get></text:span><text:span text:style-name="T192"><text:note text:id="ftn1" text:note-class="footnote"><text:note-citation>1</text:note-citation><text:note-body><text:p text:style-name="P56"><text:span text:style-name="T270">D</text:span><text:span text:style-name="T268">eze </text:span><text:span text:style-name="T273"><text:user-field-get text:name="Distro">Rocky Linux</text:user-field-get></text:span><text:span text:style-name="T269"><text:s/></text:span><text:span text:style-name="T274"><text:user-field-get text:name="Version">9.x</text:user-field-get></text:span><text:span text:style-name="T274"><text:s/>Desktop/</text:span><text:span text:style-name="T275">Workstation</text:span><text:span text:style-name="T268"> wordt ondersteund tot </text:span><text:span text:style-name="T272">31 </text:span><text:span text:style-name="T271">mei</text:span><text:span text:style-name="T268"> 20</text:span><text:span text:style-name="T272">32</text:span><text:span text:style-name="T268">.</text:span></text:p></text:note-body></text:note></text:span><text:span text:style-name="T193"><text:s/></text:span><text:span text:style-name="T198">GNOME </text:span><text:span text:style-name="T195">Desktop/</text:span><text:span text:style-name="T197">Workstation</text:span><text:span text:style-name="T191">.</text:span></text:p>
      <text:p text:style-name="P63"/>
      <text:p text:style-name="P7"/>
      <text:p text:style-name="P59">Vul het tekstvak achter &lt;...&gt; in</text:p>
      <text:p text:style-name="P2"><text:span text:style-name="T18">&lt;</text:span><text:span text:style-name="T20">g</text:span><text:span text:style-name="T19">ebruiker</text:span><text:span text:style-name="T18">&gt;</text:span><text:span text:style-name="T252"><text:tab/><text:tab/></text:span><text:span text:style-name="T263"> <text:tab/><text:tab/></text:span><text:span text:style-name="T253"><draw:control text:anchor-type="as-char" svg:y="-0.4cm" draw:z-index="9" draw:name="Gebruiker 2" draw:style-name="gr2" draw:text-style-name="P79" svg:width="6.002cm" svg:height="0.5cm" draw:control="control8"><svg:title>Gebruiker</svg:title><svg:desc>Volledige naam, bijv. Jan Stek</svg:desc></draw:control></text:span><text:span text:style-name="T253"><text:tab/></text:span><text:span text:style-name="T254">b</text:span><text:span text:style-name="T285">ijv.</text:span><text:span text:style-name="T255"> </text:span><text:span text:style-name="T262">J</text:span><text:span text:style-name="T261">a</text:span><text:span text:style-name="T262">n </text:span><text:span text:style-name="T261">Jansen</text:span></text:p>
      <text:p text:style-name="P58"><text:span text:style-name="T8">&lt;</text:span><text:span text:style-name="T259">g</text:span><text:span text:style-name="T10">ebruikersnaam</text:span><text:span text:style-name="T8">&gt;</text:span><text:span text:style-name="T10"><text:tab/></text:span><text:span text:style-name="T257"><draw:control text:anchor-type="as-char" svg:y="-0.4cm" draw:z-index="10" draw:name="Gberuikersnaam 3" draw:style-name="gr2" draw:text-style-name="P79" svg:width="6.002cm" svg:height="0.5cm" draw:control="control9"><svg:title>Gebruikersnaam</svg:title><svg:desc>Korte naam, bijv. jan</svg:desc></draw:control></text:span><text:span text:style-name="T257"><text:tab/></text:span><text:span text:style-name="T258">b</text:span><text:span text:style-name="T288">ijv.</text:span><text:span text:style-name="T5"> </text:span><text:span text:style-name="T212">j</text:span><text:span text:style-name="T213">a</text:span><text:span text:style-name="T212">n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60"><text:tab/><text:tab/></text:span><text:span text:style-name="T10"><draw:control text:anchor-type="as-char" svg:y="-0.4cm" draw:z-index="11" draw:name="Computernaam 1" draw:style-name="gr2" draw:text-style-name="P79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87">ijv.</text:span><text:span text:style-name="T248"> </text:span><text:span text:style-name="T251">pc02</text:span></text:p>
      <text:p text:style-name="P2"><text:span text:style-name="T18">&lt;</text:span><text:span text:style-name="T247">g</text:span><text:span text:style-name="T246">ebruiker</text:span><text:span text:style-name="T18">&gt;</text:span><text:span text:style-name="T245"><text:tab/></text:span><text:span text:style-name="T249"><text:tab/></text:span><text:span text:style-name="T263"> <text:tab/><text:tab/></text:span><text:span text:style-name="T253"><draw:control text:anchor-type="as-char" svg:y="-0.4cm" draw:z-index="12" draw:name="Gebruiker 3" draw:style-name="gr2" draw:text-style-name="P79" svg:width="6.002cm" svg:height="0.5cm" draw:control="control11"><svg:title>Gebruiker</svg:title><svg:desc>Volledige naam, bijv. Jan Stek</svg:desc></draw:control></text:span><text:span text:style-name="T253"><text:tab/></text:span><text:span text:style-name="T254">e</text:span><text:span text:style-name="T286">vt.</text:span><text:span text:style-name="T256"> extra gebruikers</text:span></text:p>
      <text:p text:style-name="P64"><text:span text:style-name="T18">&lt;</text:span><text:span text:style-name="T247">g</text:span><text:span text:style-name="T246">ebruikersnaam</text:span><text:span text:style-name="T18">&gt;</text:span><text:span text:style-name="T245"><text:tab/></text:span><text:span text:style-name="T257"><draw:control text:anchor-type="as-char" svg:y="-0.4cm" draw:z-index="13" draw:name="Gberuikersnaam 4" draw:style-name="gr2" draw:text-style-name="P79" svg:width="6.002cm" svg:height="0.5cm" draw:control="control12"><svg:title>Gebruikersnaam</svg:title><svg:desc>Korte naam, bijv. jan</svg:desc></draw:control></text:span><text:span text:style-name="T257"><text:tab/></text:span><text:span text:style-name="T258">e</text:span><text:span text:style-name="T289">vt.</text:span><text:span text:style-name="T250"> extra gebruikers</text:span></text:p>
      <text:p text:style-name="P60"><text:span text:style-name="T297">v</text:span>ervang &lt;...&gt; in deze checklist door de waarde in het tekstvak.</text:p>
      <text:p text:style-name="P27"/>
      <text:p text:style-name="P27"/>
      <text:p text:style-name="P1"><text:span text:style-name="Strong_20_Emphasis"><text:span text:style-name="T168">Nog niet op Linux?</text:span></text:span><text:span text:style-name="T204"><text:tab/></text:span><text:span text:style-name="T208">G</text:span><text:span text:style-name="T205">ebruik </text:span><text:span text:style-name="Strong_20_Emphasis"><text:span text:style-name="T209">Checklist </text:span></text:span><text:span text:style-name="Strong_20_Emphasis"><text:span text:style-name="T210">overzetten</text:span></text:span><text:span text:style-name="T205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206"> onder </text:span><text:span text:style-name="Strong_20_Emphasis"><text:span text:style-name="T169">Linux</text:span></text:span><text:span text:style-name="T207">.</text:span></text:p>
      <text:p text:style-name="P26"><text:span text:style-name="Strong_20_Emphasis"><text:span text:style-name="T170">Nieuwe installatie?</text:span></text:span><text:span text:style-name="T165"><text:tab/></text:span><text:span text:style-name="T167">B</text:span><text:span text:style-name="T165">egin bij hoofdstuk </text:span><text:span text:style-name="Strong_20_Emphasis"><text:span text:style-name="T170"><text:bookmark-ref text:reference-format="page" text:ref-name="__RefNumPara__4009_1271708128">2</text:bookmark-ref></text:span></text:span><text:span text:style-name="Strong_20_Emphasis"><text:span text:style-name="T170"><text:s text:c="2"/></text:span></text:span><text:span text:style-name="Strong_20_Emphasis"><text:span text:style-name="T171"><text:bookmark-ref text:reference-format="text" text:ref-name="__RefNumPara__4009_1271708128">Installatie uitvoeren</text:bookmark-ref></text:span></text:span><text:span text:style-name="T166">.</text:span></text:p>
      <text:p text:style-name="P14"/>
      <text:p text:style-name="P14"/>
      <text:list text:style-name="L1">
        <text:list-item>
          <text:p text:style-name="P72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><text:span text:style-name="Strong_20_Emphasis"><text:span text:style-name="T99"><draw:control text:anchor-type="as-char" draw:z-index="4" draw:name="Vorm3_0" draw:style-name="gr1" draw:text-style-name="P7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99"><draw:control text:anchor-type="as-char" draw:z-index="5" draw:name="Vorm3_ 2" draw:style-name="gr1" draw:text-style-name="P78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31"><text:span text:style-name="T62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2</text:note-citation><text:note-body><text:p text:style-name="P36"><text:span text:style-name="T129">E</text:span><text:span text:style-name="T138">v</text:span><text:span text:style-name="T139">en</text:span><text:span text:style-name="T141">t</text:span><text:span text:style-name="T142">uele </text:span><text:span text:style-name="T143">extra </text:span><text:span text:style-name="T291">gebruiker</text:span><text:span text:style-name="T137">s</text:span><text:span text:style-name="T143"> aanmelden </text:span><text:span text:style-name="T144">en dezelfde stappen uitvoeren</text:span><text:span text:style-name="T140">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101"><draw:control text:anchor-type="as-char" draw:z-index="14" draw:name="Vorm4" draw:style-name="gr1" draw:text-style-name="P7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3" office:value-type="string">
            <text:p text:style-name="P77"><text:span text:style-name="T96">T</text:span><text:span text:style-name="T74">yp </text:span><text:span text:style-name="User_20_Entry"><text:span text:style-name="T39">term</text:span></text:span><text:span text:style-name="T97"> </text:span><text:span text:style-name="T96">op het activiteitenoverzicht</text:span><text:span text:style-name="T164"><text:note text:id="ftn3" text:note-class="footnote"><text:note-citation>3</text:note-citation><text:note-body><text:p text:style-name="P68"><text:span text:style-name="T181">D</text:span><text:span text:style-name="T184">ruk op d</text:span><text:span text:style-name="T181">e </text:span><text:span text:style-name="T183">Super</text:span><text:span text:style-name="T181">-toets </text:span><text:span text:style-name="T184">(</text:span><text:span text:style-name="T181">Windows, Command, </text:span><text:span text:style-name="T185">of </text:span><text:span text:style-name="T181">Vergrootglas-toets</text:span><text:span text:style-name="T182">) </text:span><text:span text:style-name="T184">of klik linksboven op </text:span><text:span text:style-name="sterk_20_accent_20_voetnoot"><text:span text:style-name="T184">Activiteiten</text:span></text:span><text:span text:style-name="T181">.</text:span></text:p></text:note-body></text:note></text:span><text:span text:style-name="T96"> </text:span><text:span text:style-name="T80">e</text:span><text:span text:style-name="T65">n </text:span><text:span text:style-name="T77">k</text:span><text:span text:style-name="T65">lik op het </text:span><text:span text:style-name="Strong_20_Emphasis"><text:span text:style-name="T118">Terminalvenster</text:span></text:span><text:span text:style-name="Strong_20_Emphasis"><text:span text:style-name="T98">-</text:span></text:span><text:span text:style-name="Strong_20_Emphasis"><text:span text:style-name="T65">pictogram</text:span></text:span><text:span text:style-name="Strong_20_Emphasis"><text:span text:style-name="T82">.</text:span></text:span><text:span text:style-name="Strong_20_Emphasis"><text:span text:style-name="T66"> 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64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64"/></text:span></text:p>
          </table:table-cell>
          <table:table-cell table:style-name="_31_._5f_Installatie_5f_voorbereiden.D4" office:value-type="string">
            <text:p text:style-name="P50"><text:span text:style-name="T2">Typ</text:span><text:span text:style-name="T66"> de </text:span><text:span text:style-name="T94">volgende d</text:span><text:span text:style-name="T93">ri</text:span><text:span text:style-name="T67">e </text:span><text:span text:style-name="T66">opdrachten, ieder gevolgd door de </text:span><text:span text:style-name="T46">Enter</text:span><text:span text:style-name="T65">-toets: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25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55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7" office:value-type="string">
            <text:p text:style-name="P55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2"><text:span text:style-name="T2">V</text:span><text:span text:style-name="T68">olg </text:span><text:span text:style-name="T69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9" office:value-type="string">
            <text:p text:style-name="P16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101"><draw:control text:anchor-type="as-char" draw:z-index="15" draw:name="Vorm 3" draw:style-name="gr1" draw:text-style-name="P7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101"><draw:control text:anchor-type="as-char" draw:z-index="16" draw:name="Vorm 4" draw:style-name="gr1" draw:text-style-name="P78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76"><text:span text:style-name="T96">T</text:span><text:span text:style-name="T74">yp </text:span><text:span text:style-name="User_20_Entry"><text:span text:style-name="T38">menu</text:span></text:span><text:span text:style-name="T97"> </text:span><text:span text:style-name="T96">op het activiteitenoverzicht </text:span><text:span text:style-name="T80">e</text:span><text:span text:style-name="T65">n </text:span><text:span text:style-name="T77">k</text:span><text:span text:style-name="T65">lik op het </text:span><text:span text:style-name="Strong_20_Emphasis"><text:span text:style-name="T48">Installatiem</text:span></text:span><text:span text:style-name="Strong_20_Emphasis"><text:span text:style-name="T49">enu</text:span></text:span><text:span text:style-name="Strong_20_Emphasis"><text:span text:style-name="T98">-</text:span></text:span><text:span text:style-name="Strong_20_Emphasis"><text:span text:style-name="T65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Strong_20_Emphasis"><text:span text:style-name="T64"/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64"/></text:span></text:p>
          </table:table-cell>
          <table:table-cell table:style-name="_31_._5f_Installatie_5f_voorbereiden.D11" office:value-type="string">
            <text:p text:style-name="P48"><text:span text:style-name="T91">Selecteer</text:span><text:span text:style-name="T69"> </text:span><text:span text:style-name="Strong_20_Emphasis"><text:span text:style-name="T50">1</text:span></text:span><text:span text:style-name="T110"> </text:span><text:span text:style-name="T111">Installatie voorbereiden</text:span><text:span text:style-name="T87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2" office:value-type="string">
            <text:p text:style-name="P33"><text:span text:style-name="T2">V</text:span><text:span text:style-name="T68">olg </text:span><text:span text:style-name="T69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71"><text:bookmark-start text:name="__RefNumPara__4009_1271708128"/><text:span text:style-name="Strong_20_Emphasis"><text:span text:style-name="T211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8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215">Start de computer op vanaf</text:span><text:span text:style-name="T215"><text:note text:id="ftn4" text:note-class="footnote"><text:note-citation>1</text:note-citation><text:note-body><text:p text:style-name="P62"><text:span text:style-name="T148">B</text:span><text:span text:style-name="T149">ootmenu/</text:span><text:span text:style-name="T148">S</text:span><text:span text:style-name="T149">etup</text:span><text:span text:style-name="T147"> via </text:span><text:span text:style-name="T145">é</text:span><text:span text:style-name="T146">é</text:span><text:span text:style-name="T148">n van de </text:span><text:span text:style-name="T150">Veelgebruikte toetsen: </text:span><text:span text:style-name="T158">Esc</text:span><text:span text:style-name="T152">, </text:span><text:span text:style-name="T158">Delete</text:span><text:span text:style-name="T152">, </text:span><text:span text:style-name="T158">F1</text:span><text:span text:style-name="T152">, </text:span><text:span text:style-name="T158">F2</text:span><text:span text:style-name="T152">, </text:span><text:span text:style-name="T158">F9</text:span><text:span text:style-name="T152">, </text:span><text:span text:style-name="T158">F10</text:span><text:span text:style-name="T152">, </text:span><text:span text:style-name="T158">F11</text:span><text:span text:style-name="T152">, of </text:span><text:span text:style-name="T158">F12</text:span></text:p></text:note-body></text:note></text:span><text:span text:style-name="T215"> </text:span><text:span text:style-name="T216">een </text:span><text:span text:style-name="T199"><text:user-field-get text:name="Distro">Rocky Linux</text:user-field-get></text:span><text:span text:style-name="T214"><text:s/></text:span><text:span text:style-name="T200"><text:user-field-get text:name="Version">9.x</text:user-field-get></text:span><text:span text:style-name="T200"><text:s/></text:span><text:span text:style-name="T203">GNOME </text:span><text:span text:style-name="T201">Desktop/</text:span><text:span text:style-name="T202">Workstation</text:span><text:span text:style-name="T123"> </text:span><text:span text:style-name="T124">L</text:span><text:span text:style-name="T125">ive</text:span><text:span text:style-name="T125"><text:note text:id="ftn5" text:note-class="footnote"><text:note-citation>2</text:note-citation><text:note-body><text:p text:style-name="P47"><text:span text:style-name="T264">Vanaf ee</text:span>n <text:span text:style-name="T293">L</text:span>ive <text:span text:style-name="T292">USB</text:span><text:span text:style-name="T267">-stick</text:span><text:span text:style-name="T16"> </text:span>kunt <text:span text:style-name="T264">u opstarten en</text:span> <text:span text:style-name="T14">met </text:span><text:span text:style-name="T219"><text:user-field-get text:name="Distro">Rocky Linux</text:user-field-get></text:span><text:span text:style-name="T219"><text:s/></text:span>werken zonder enige bestanden op de harde schijf te wijzigen en maakt ook installatie van <text:span text:style-name="T219"><text:user-field-get text:name="Distro">Rocky Linux</text:user-field-get></text:span><text:span text:style-name="T219"><text:s/></text:span>mogelijk.</text:p></text:note-body></text:note></text:span><text:span text:style-name="T125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67"><text:span text:style-name="T128">USB</text:span><text:span text:style-name="T126">-stick</text:span><text:span text:style-name="T126"><text:note text:id="ftn6" text:note-class="footnote"><text:note-citation>3</text:note-citation><text:note-body><text:p text:style-name="P66"><text:span text:style-name="T136">Maak een opstartbare USB-stick</text:span><text:span text:style-name="T133">:</text:span><text:span text:style-name="Strong_20_Emphasis"><text:span text:style-name="T159"><text:line-break/></text:span></text:span><text:span text:style-name="T130">Download </text:span><text:span text:style-name="T135">een </text:span><text:span text:style-name="terk_20_accent_20_voetnoot"><text:span text:style-name="T157">Rocky Linux </text:span></text:span><text:span text:style-name="terk_20_accent_20_voetnoot"><text:span text:style-name="T157"><text:user-field-get text:name="Version">9.x</text:user-field-get></text:span></text:span><text:span text:style-name="T151"><text:s/></text:span><text:span text:style-name="terk_20_accent_20_voetnoot"><text:span text:style-name="T52">Desktop/Workstation Live </text:span></text:span><text:span text:style-name="terk_20_accent_20_voetnoot"><text:span text:style-name="T54">Image </text:span></text:span><text:span text:style-name="terk_20_accent_20_voetnoot"><text:span text:style-name="T157">GNOME </text:span></text:span><text:span text:style-name="T131">vanaf </text:span><text:a xlink:type="simple" xlink:href="https://rockylinux.org/" text:style-name="Internet_20_link" text:visited-style-name="Visited_20_Internet_20_Link"><text:span text:style-name="T266">rockylinux.org</text:span></text:a><text:span text:style-name="T151">.</text:span><text:span text:style-name="Strong_20_Emphasis"><text:span text:style-name="T160"><text:line-break/></text:span></text:span><text:span text:style-name="T132">De </text:span><text:span text:style-name="T134">ver</text:span><text:span text:style-name="T132">volgstappen staan beschreven in </text:span><text:span text:style-name="terk_20_accent_20_voetnoot"><text:span text:style-name="T53">Linux informatie</text:span></text:span><text:span text:style-name="T132">, te vinden op </text:span><text:a xlink:type="simple" xlink:href="https://karelzimmer.nl/" text:style-name="Internet_20_link" text:visited-style-name="Visited_20_Internet_20_Link"><text:span text:style-name="T265">karelzimmer.nl</text:span></text:a><text:span text:style-name="T132">, onder </text:span><text:span text:style-name="terk_20_accent_20_voetnoot"><text:span text:style-name="T53">Linux</text:span></text:span><text:span text:style-name="T132">.</text:span></text:p></text:note-body></text:note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91">Selecteer</text:span><text:span text:style-name="T59"> </text:span><text:span text:style-name="Strong_20_Emphasis"><text:span text:style-name="T40">Start</text:span></text:span><text:span text:style-name="Strong_20_Emphasis"><text:span text:style-name="T60"> </text:span></text:span><text:span text:style-name="Strong_20_Emphasis"><text:span text:style-name="T41"><text:user-field-get text:name="Distro">Rocky Linux</text:user-field-get></text:span></text:span><text:span text:style-name="Strong_20_Emphasis"><text:span text:style-name="T44"><text:s/></text:span></text:span><text:span text:style-name="Strong_20_Emphasis"><text:span text:style-name="T42"><text:user-field-get text:name="Version">9.x</text:user-field-get></text:span></text:span><text:span text:style-name="T61"><text:s/></text:span><text:span text:style-name="T103">en druk op de </text:span><text:span text:style-name="T43">Enter</text:span><text:span text:style-name="T65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8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109">Klik op </text:span><text:span text:style-name="Strong_20_Emphasis"><text:span text:style-name="T117">Install to Hard Drive</text:span></text:span><text:span text:style-name="T10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76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8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37">Bij</text:span><text:span text:style-name="T236"> </text:span><text:span text:style-name="Strong_20_Emphasis"><text:span text:style-name="T235">WELCOME </text:span></text:span><text:span text:style-name="Strong_20_Emphasis"><text:span text:style-name="T238">BIJ</text:span></text:span><text:span text:style-name="Strong_20_Emphasis"><text:span text:style-name="T235"> ROCKY LINUX </text:span></text:span><text:span text:style-name="Strong_20_Emphasis"><text:span text:style-name="T235"><text:user-field-get text:name="Version">9.x</text:user-field-get></text:span></text:span><text:span text:style-name="T235"><text:s/>select</text:span><text:span text:style-name="T237">eer</text:span><text:span text:style-name="T239"> </text:span><text:span text:style-name="Strong_20_Emphasis"><text:span text:style-name="T242">Nederlands</text:span></text:span><text:span text:style-name="T239"> en klik</text:span><text:span text:style-name="T240"> </text:span><text:span text:style-name="T239">op</text:span><text:span text:style-name="T241"> </text:span><text:span text:style-name="Strong_20_Emphasis"><text:span text:style-name="T232">Doorgaan</text:span></text:span><text:span text:style-name="T24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8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226">O</text:span><text:span text:style-name="T224">nder </text:span><text:span text:style-name="Strong_20_Emphasis"><text:span text:style-name="T243">SYSTEEM</text:span></text:span><text:span text:style-name="T224"> </text:span><text:span text:style-name="T226">klik </text:span><text:span text:style-name="T224">op </text:span><text:span text:style-name="Strong_20_Emphasis"><text:span text:style-name="T243">Installatiebestemming</text:span></text:span><text:span text:style-name="T22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224">Controleer </text:span><text:span text:style-name="T227">de </text:span><text:span text:style-name="Strong_20_Emphasis"><text:span text:style-name="T244">Apparaatselectie</text:span></text:span><text:span text:style-name="T224"> en klik op </text:span><text:span text:style-name="Strong_20_Emphasis"><text:span text:style-name="T243">Klaar</text:span></text:span><text:span text:style-name="T22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8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226">O</text:span><text:span text:style-name="T224">nder </text:span><text:span text:style-name="T230">SYSTEEM</text:span><text:span text:style-name="T224"> </text:span><text:span text:style-name="T226">klik </text:span><text:span text:style-name="T224">op </text:span><text:span text:style-name="T230">Netwerk &amp; hostnaam</text:span><text:span text:style-name="T22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223">V</text:span><text:span text:style-name="T221">ul </text:span><text:span text:style-name="T222">in </text:span><text:span text:style-name="Strong_20_Emphasis"><text:span text:style-name="T225">Hostnaam</text:span></text:span><text:span text:style-name="T11"> &lt;computernaam&gt;</text:span><text:span text:style-name="T229"> </text:span><text:span text:style-name="T225">en klik op </text:span><text:span text:style-name="Strong_20_Emphasis"><text:span text:style-name="T231">Toepassen</text:span></text:span><text:span text:style-name="T22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225">K</text:span><text:span text:style-name="T224">lik op </text:span><text:span text:style-name="T230">Klaar</text:span><text:span text:style-name="T22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8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226">O</text:span><text:span text:style-name="T224">nder</text:span><text:span text:style-name="T220"> </text:span><text:span text:style-name="Strong_20_Emphasis"><text:span text:style-name="T224">GEBRUIKERSINSTELLINGEN</text:span></text:span><text:span text:style-name="T224"> </text:span><text:span text:style-name="T226">klik </text:span><text:span text:style-name="T224">op </text:span><text:span text:style-name="T230">Gebruiker aanmaken</text:span><text:span text:style-name="T22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94">Vul in </text:span><text:span text:style-name="Strong_20_Emphasis"><text:span text:style-name="Strong_20_Emphasis"><text:span text:style-name="T163">Volledige n</text:span></text:span></text:span><text:span text:style-name="Strong_20_Emphasis"><text:span text:style-name="T122">aam</text:span></text:span><text:span text:style-name="T104"> </text:span><text:span text:style-name="T18">&lt;</text:span><text:span text:style-name="T21">gebruiker</text:span><text:span text:style-name="T18">&gt;</text:span><text:span text:style-name="T105">, </text:span><text:span text:style-name="Strong_20_Emphasis"><text:span text:style-name="T161"><text:line-break/></text:span></text:span><text:span text:style-name="Strong_20_Emphasis"><text:span text:style-name="T121">Gebruikersnaam</text:span></text:span><text:span text:style-name="T104"> &lt;</text:span><text:span text:style-name="T7">gebruikersnaam&gt;</text:span><text:span text:style-name="T104">,</text:span></text:p>
            <text:p text:style-name="Standard"><text:span text:style-name="T107">vink aan </text:span><text:span text:style-name="Strong_20_Emphasis"><text:span text:style-name="T162">Maak deze gebruiker beheerde</text:span></text:span><text:span text:style-name="T116">r</text:span><text:span text:style-name="T107">,</text:span></text:p>
            <text:p text:style-name="Standard"><text:span text:style-name="T106">g</text:span><text:span text:style-name="T107">eef tweemaal een </text:span><text:span text:style-name="Strong_20_Emphasis"><text:span text:style-name="T121">wachtwoord</text:span></text:span><text:span text:style-name="T107"> </text:span><text:span text:style-name="T108">en k</text:span><text:span text:style-name="T107">lik op </text:span><text:span text:style-name="Strong_20_Emphasis"><text:span text:style-name="T116">Klaar</text:span></text:span><text:span text:style-name="T10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8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228">Klik op </text:span><text:span text:style-name="Strong_20_Emphasis"><text:span text:style-name="T233">Begin installatie</text:span></text:span><text:span text:style-name="T22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8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228">Klik op </text:span><text:span text:style-name="Strong_20_Emphasis"><text:span text:style-name="T234">I</text:span></text:span><text:span text:style-name="Strong_20_Emphasis"><text:span text:style-name="T233">nstallatie </text:span></text:span><text:span text:style-name="Strong_20_Emphasis"><text:span text:style-name="T234">voltooien</text:span></text:span><text:span text:style-name="T22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8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96">Hers</text:span><text:span text:style-name="T295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70"><text:span text:style-name="Strong_20_Emphasis"><text:span text:style-name="T119">Installatie </text:span></text:span><text:span text:style-name="Strong_20_Emphasis"><text:span text:style-name="T120">afronden</text:span></text:span></text:p>
        </text:list-item>
      </text:list>
      <text:p text:style-name="P29"><text:span text:style-name="Strong_20_Emphasis"><text:span text:style-name="T5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101"><draw:control text:anchor-type="as-char" draw:z-index="2" draw:name="Vorm24" draw:style-name="gr1" draw:text-style-name="P78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7"><text:span text:style-name="T58">Aanmelden als </text:span><text:span text:style-name="T25">&lt;</text:span><text:span text:style-name="T26">gebruiker</text:span><text:span text:style-name="T25">&gt;</text:span><text:span text:style-name="T58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8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8" svg:width="0.35cm" svg:height="0.35cm" draw:control="control16"/></text:span></text:p>
          </table:table-cell>
          <table:table-cell table:style-name="_33_._5f_Installatie_5f_afronden.C5" office:value-type="string">
            <text:p text:style-name="P77"><text:span text:style-name="T96">T</text:span><text:span text:style-name="T74">yp </text:span><text:span text:style-name="User_20_Entry"><text:span text:style-name="T39">term</text:span></text:span><text:span text:style-name="T97"> </text:span><text:span text:style-name="T96">op het activiteitenoverzicht</text:span><text:span text:style-name="T164"><text:note text:id="ftn0" text:note-class="footnote"><text:note-citation>1</text:note-citation><text:note-body><text:p text:style-name="P68"><text:span text:style-name="T181">D</text:span><text:span text:style-name="T184">ruk op d</text:span><text:span text:style-name="T181">e </text:span><text:span text:style-name="T183">Super</text:span><text:span text:style-name="T181">-toets </text:span><text:span text:style-name="T184">(</text:span><text:span text:style-name="T181">Windows, Command, </text:span><text:span text:style-name="T185">of </text:span><text:span text:style-name="T181">Vergrootglas-toets</text:span><text:span text:style-name="T182">) </text:span><text:span text:style-name="T184">of klik linksboven op </text:span><text:span text:style-name="sterk_20_accent_20_voetnoot"><text:span text:style-name="T184">Activiteiten</text:span></text:span><text:span text:style-name="T181">.</text:span></text:p></text:note-body></text:note></text:span><text:span text:style-name="T96"> </text:span><text:span text:style-name="T80">e</text:span><text:span text:style-name="T65">n </text:span><text:span text:style-name="T77">k</text:span><text:span text:style-name="T65">lik op het </text:span><text:span text:style-name="Strong_20_Emphasis"><text:span text:style-name="T118">Terminalvenster</text:span></text:span><text:span text:style-name="Strong_20_Emphasis"><text:span text:style-name="T98">-</text:span></text:span><text:span text:style-name="Strong_20_Emphasis"><text:span text:style-name="T65">pictogram</text:span></text:span><text:span text:style-name="Strong_20_Emphasis"><text:span text:style-name="T82">.</text:span></text:span><text:span text:style-name="Strong_20_Emphasis"><text:span text:style-name="T66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66"> de </text:span><text:span text:style-name="T95">volgende </text:span><text:span text:style-name="T93">dri</text:span><text:span text:style-name="T67">e </text:span><text:span text:style-name="T66">opdrachten, ieder gevolgd door de </text:span><text:span text:style-name="T46">Enter</text:span><text:span text:style-name="T65">-toets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61"><text:span text:style-name="User_20_Entry"><text:span text:style-name="T156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5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9" office:value-type="string">
            <text:p text:style-name="P55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0" office:value-type="string">
            <text:p text:style-name="P35"><text:span text:style-name="T2">V</text:span><text:span text:style-name="T68">olg </text:span><text:span text:style-name="T69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1" office:value-type="string">
            <text:p text:style-name="P65"/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101"><draw:control text:anchor-type="as-char" draw:z-index="18" draw:name="Vorm 7" draw:style-name="gr1" draw:text-style-name="P78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76"><text:span text:style-name="T96">T</text:span><text:span text:style-name="T74">yp </text:span><text:span text:style-name="User_20_Entry"><text:span text:style-name="T38">menu</text:span></text:span><text:span text:style-name="T97"> </text:span><text:span text:style-name="T96">op het activiteitenoverzicht </text:span><text:span text:style-name="T80">e</text:span><text:span text:style-name="T65">n </text:span><text:span text:style-name="T77">k</text:span><text:span text:style-name="T65">lik op het </text:span><text:span text:style-name="Strong_20_Emphasis"><text:span text:style-name="T48">Installatiem</text:span></text:span><text:span text:style-name="Strong_20_Emphasis"><text:span text:style-name="T49">enu</text:span></text:span><text:span text:style-name="Strong_20_Emphasis"><text:span text:style-name="T98">-</text:span></text:span><text:span text:style-name="Strong_20_Emphasis"><text:span text:style-name="T65">pictogram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64"/></text:span></text:p>
          </table:table-cell>
          <table:table-cell table:style-name="_33_._5f_Installatie_5f_afronden.C13" office:value-type="string">
            <text:p text:style-name="P49"><text:span text:style-name="T91">Selecteer</text:span><text:span text:style-name="T78"> </text:span><text:span text:style-name="Strong_20_Emphasis"><text:span text:style-name="T51">3</text:span></text:span><text:span text:style-name="T112"> </text:span><text:span text:style-name="T113">Installatie</text:span><text:span text:style-name="T114"> </text:span><text:span text:style-name="T115">afronden</text:span><text:span text:style-name="T87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4" office:value-type="string">
            <text:p text:style-name="P33"><text:span text:style-name="T2">V</text:span><text:span text:style-name="T68">olg </text:span><text:span text:style-name="T69">de aanwijzingen op het scherm.</text:span></text:p>
          </table:table-cell>
        </table:table-row>
      </table:table>
      <text:p text:style-name="P29"><text:span text:style-name="Strong_20_Emphasis"><text:span text:style-name="T58"/></text:span></text:p>
      <text:list text:continue-numbering="true" text:style-name="L1">
        <text:list-item>
          <text:p text:style-name="P73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><text:span text:style-name="Strong_20_Emphasis"><text:span text:style-name="T101"><draw:control text:anchor-type="as-char" draw:z-index="3" draw:name="Vorm40_0" draw:style-name="gr1" draw:text-style-name="P78" svg:width="0.35cm" svg:height="0.35cm" draw:control="control2"/></text:span></text:span></text:p>
          </table:table-cell>
          <table:table-cell table:style-name="Tabel2.A1" office:value-type="string">
            <text:p text:style-name="P43"><text:span text:style-name="Strong_20_Emphasis"><text:span text:style-name="T101"><draw:control text:anchor-type="as-char" draw:z-index="6" draw:name="Vorm40_ 1" draw:style-name="gr1" draw:text-style-name="P78" svg:width="0.35cm" svg:height="0.35cm" draw:control="control5"/></text:span></text:span></text:p>
          </table:table-cell>
          <table:table-cell table:style-name="Tabel2.D1" office:value-type="string">
            <text:p text:style-name="P11"><text:span text:style-name="T58">Aanmelden als </text:span><text:span text:style-name="T27">&lt;</text:span><text:span text:style-name="T28">gebruiker</text:span><text:span text:style-name="T27">&gt;</text:span><text:span text:style-name="T85"><text:note text:id="ftn8" text:note-class="footnote"><text:note-citation>1</text:note-citation><text:note-body><text:p text:style-name="P37"><text:span text:style-name="T153">E</text:span><text:span text:style-name="T155">ventuele extra </text:span><text:span text:style-name="T290">gebruiker</text:span><text:span text:style-name="T154">s </text:span><text:span text:style-name="T155">aanmelden en dezelfde stappen uitvoeren.</text:span></text:p></text:note-body></text:note></text:span><text:span text:style-name="T58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2"><text:span text:style-name="Strong_20_Emphasis"><text:span text:style-name="T100"><draw:control text:anchor-type="as-char" draw:z-index="8" draw:name="Vorm13_ 1" draw:style-name="gr1" draw:text-style-name="P78" svg:width="0.35cm" svg:height="0.35cm" draw:control="control7"/></text:span></text:span></text:p>
          </table:table-cell>
          <table:table-cell table:style-name="Tabel2.D2" office:value-type="string">
            <text:p text:style-name="P12"><text:span text:style-name="T284">Volg de welkomstschermen.</text:span><text:span text:style-name="T277"/></text:p>
          </table:table-cell>
        </table:table-row>
        <table:table-row table:style-name="Tabel2.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101"><draw:control text:anchor-type="as-char" draw:z-index="19" draw:name="Vorm 8" draw:style-name="gr1" draw:text-style-name="P78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101"><draw:control text:anchor-type="as-char" draw:z-index="20" draw:name="Vorm 9" draw:style-name="gr1" draw:text-style-name="P78" svg:width="0.35cm" svg:height="0.35cm" draw:control="control19"/></text:span></text:span></text:p>
          </table:table-cell>
          <table:table-cell table:style-name="Tabel2.D5" office:value-type="string">
            <text:p text:style-name="P76"><text:span text:style-name="T96">T</text:span><text:span text:style-name="T74">yp </text:span><text:span text:style-name="User_20_Entry"><text:span text:style-name="T38">menu</text:span></text:span><text:span text:style-name="T97"> </text:span><text:span text:style-name="T96">op het activiteitenoverzicht </text:span><text:span text:style-name="T80">e</text:span><text:span text:style-name="T65">n </text:span><text:span text:style-name="T77">k</text:span><text:span text:style-name="T65">lik op het </text:span><text:span text:style-name="Strong_20_Emphasis"><text:span text:style-name="T48">Installatiem</text:span></text:span><text:span text:style-name="Strong_20_Emphasis"><text:span text:style-name="T49">enu</text:span></text:span><text:span text:style-name="Strong_20_Emphasis"><text:span text:style-name="T98">-</text:span></text:span><text:span text:style-name="Strong_20_Emphasis"><text:span text:style-name="T65">pictogram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6" office:value-type="string">
            <text:p text:style-name="P9"><text:span text:style-name="T91">Selecteer</text:span><text:span text:style-name="T78"> </text:span><text:span text:style-name="Strong_20_Emphasis"><text:span text:style-name="T51">4</text:span></text:span><text:span text:style-name="T112"> </text:span><text:span text:style-name="T92">Gebruiker inrichten</text:span><text:span text:style-name="T87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7" office:value-type="string">
            <text:p text:style-name="P34"><text:span text:style-name="T2">V</text:span><text:span text:style-name="T68">olg </text:span><text:span text:style-name="T69">de aanwijzingen op het scherm.</text:span></text:p>
          </table:table-cell>
        </table:table-row>
      </table:table>
      <text:p text:style-name="P8"><text:span text:style-name="Strong_20_Emphasis"><text:span text:style-name="T86"/></text:span></text:p>
      <text:p text:style-name="P23"/>
      <text:p text:style-name="P24"><text:span text:style-name="T172">E</text:span><text:span text:style-name="T173">inde c</text:span><text:span text:style-name="T174">hecklist, </text:span><text:span text:style-name="T175">d</text:span><text:span text:style-name="T174">e installatie van </text:span><text:span text:style-name="T178"><text:user-field-get text:name="Distro">Rocky Linux</text:user-field-get></text:span><text:span text:style-name="T176"><text:s/></text:span><text:span text:style-name="T177"><text:user-field-get text:name="Version">9.x</text:user-field-get></text:span><text:span text:style-name="T177"><text:s/></text:span><text:span text:style-name="T179">Desktop/</text:span><text:span text:style-name="T180">Workstation</text:span><text:span text:style-name="T55"> </text:span><text:span text:style-name="T174">is voltooid.</text:span></text:p>
      <text:p text:style-name="P3"/>
      <text:list text:style-name="L2">
        <text:list-header>
          <text:p text:style-name="P74"><text:span text:style-name="T279">Geschreven door </text:span><text:a xlink:type="simple" xlink:href="mailto:info@karelzimmer.nl?subject=Checklist%20installatie%20Linux" text:style-name="Internet_20_link" text:visited-style-name="Visited_20_Internet_20_Link"><text:span text:style-name="T280">Karel Zimmer</text:span></text:a><text:span text:style-name="T281">.</text:span></text:p>
          <text:p text:style-name="P75"><text:span text:style-name="T283">Licentie </text:span><text:span text:style-name="T281">C</text:span><text:span text:style-name="T282">C0</text:span><text:span text:style-name="T281"> 1.0 </text:span><text:span text:style-name="T27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78"><text:s/></text:span><text:span text:style-name="T27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7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02-28T07:57:05.902852462">28-02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28T07:57:05.741728844</dc:date>
    <meta:keyword>Installatie</meta:keyword>
    <meta:keyword>Checklist</meta:keyword>
    <meta:keyword>Linux</meta:keyword>
    <meta:editing-cycles>7009</meta:editing-cycles>
    <meta:editing-duration>P12DT16H34M38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4" meta:word-count="488" meta:character-count="3515" meta:non-whitespace-character-count="3081"/>
    <meta:user-defined meta:name="Info 1"/>
    <meta:user-defined meta:name="Info 2"/>
    <meta:user-defined meta:name="Info 3"/>
    <meta:user-defined meta:name="Info 4"/>
  </office:meta>
</office:document-meta>
</file>